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6" style:family="table-row">
      <style:table-row-properties style:row-height="3.5cm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text-properties officeooo:paragraph-rsid="004bdd28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4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808080" style:font-name="Verdana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K1" office:value-type="string">
              <text:p text:style-name="P29"/>
            </table:table-cell>
          </table:table-row>
        </table:table-header-rows>
      </table:table>
      <text:p text:style-name="P38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3"><text:text-input text:description="&lt;&quot;Articolo &quot; if o.partner_id.lang=='it_IT' else &quot;Article&quot;&gt;">Articolo</text:text-input><text:span text:style-name="T5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5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5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2"><draw:frame draw:style-name="fr1" draw:name="image:asimage(item.product_id.product_image_context  or  False )" text:anchor-type="as-char" style:rel-width="scale" svg:height="3.138cm" style:rel-height="95%" draw:z-index="4"><draw:text-box fo:min-width="3.12cm"><text:p text:style-name="P37"/></draw:text-box></draw:frame></text:p>
          </table:table-cell>
          <table:table-cell table:style-name="Tabella4.B6" office:value-type="string">
            <text:p text:style-name="P27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6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7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6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3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3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3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8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39"><draw:frame draw:style-name="fr2" draw:name="image:asimage(item.product_id.product_image_context or False)" text:anchor-type="as-char" style:rel-width="scale" svg:height="3.323cm" style:rel-height="95%" draw:z-index="0"><draw:text-box fo:min-width="3.3cm"><text:p text:style-name="P37"/></draw:text-box></draw:frame></text:p>
          </table:table-cell>
          <table:table-cell table:style-name="Tabella5.B6" office:value-type="string">
            <text:p text:style-name="P27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5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2"><text:placeholder text:placeholder-type="text">&lt;"%d"%(item.product_uom_qty)&gt;</text:placeholder></text:p>
          </table:table-cell>
          <table:table-cell table:style-name="Tabella5.E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1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1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0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1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3"><text:placeholder text:placeholder-type="text">&lt;get_partner_return_info(o)&gt;</text:placeholder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4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MT4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7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59M21S</meta:editing-duration>
    <meta:editing-cycles>333</meta:editing-cycles>
    <meta:generator>LibreOffice/4.3.3.2$Linux_X86_64 LibreOffice_project/430m0$Build-2</meta:generator>
    <meta:initial-creator>Nicola Riolini</meta:initial-creator>
    <dc:date>2018-03-16T16:40:25.286728087</dc:date>
    <dc:creator>thebrush </dc:creator>
    <meta:document-statistic meta:table-count="8" meta:image-count="1" meta:object-count="0" meta:page-count="3" meta:paragraph-count="76" meta:word-count="339" meta:character-count="2725" meta:non-whitespace-character-count="2541"/>
    <meta:user-defined meta:name="Info 1"/>
    <meta:user-defined meta:name="Info 2"/>
    <meta:user-defined meta:name="Info 3"/>
    <meta:user-defined meta:name="Info 4"/>
  </office:meta>
</office:document-meta>
</file>